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shapes>
          <draw:frame draw:z-index="0" draw:style-name="gr1" draw:text-style-name="P1" svg:width="6.2957in" svg:height="3.5453in" svg:x="3.8252in" svg:y="0.9724in">
            <draw:object draw:notify-on-update-of-ranges="times.A1:times.A99 times.B1:times.B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1746" calcext:value-type="float">
            <text:p>1.41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3112" calcext:value-type="float">
            <text:p>0.593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2825" calcext:value-type="float">
            <text:p>0.542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7335" calcext:value-type="float">
            <text:p>0.587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8121" calcext:value-type="float">
            <text:p>0.468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7163" calcext:value-type="float">
            <text:p>0.447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2968" calcext:value-type="float">
            <text:p>0.412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7969" calcext:value-type="float">
            <text:p>0.3479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9927" calcext:value-type="float">
            <text:p>0.2699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3754" calcext:value-type="float">
            <text:p>0.2237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8331" calcext:value-type="float">
            <text:p>0.1483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7286" calcext:value-type="float">
            <text:p>0.107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85181" calcext:value-type="float">
            <text:p>0.06851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689043" calcext:value-type="float">
            <text:p>0.00689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0238" calcext:value-type="float">
            <text:p>0.7002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5339" calcext:value-type="float">
            <text:p>0.5953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96244" calcext:value-type="float">
            <text:p>0.5962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54977" calcext:value-type="float">
            <text:p>0.5549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24259" calcext:value-type="float">
            <text:p>0.5242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46693" calcext:value-type="float">
            <text:p>0.4466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3519" calcext:value-type="float">
            <text:p>0.435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41233" calcext:value-type="float">
            <text:p>0.3412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96351" calcext:value-type="float">
            <text:p>0.2963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63135" calcext:value-type="float">
            <text:p>0.2631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11056" calcext:value-type="float">
            <text:p>0.2110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0591" calcext:value-type="float">
            <text:p>0.205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936395" calcext:value-type="float">
            <text:p>0.09363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539247" calcext:value-type="float">
            <text:p>0.05392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73604" calcext:value-type="float">
            <text:p>0.6736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73656" calcext:value-type="float">
            <text:p>0.6736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7709" calcext:value-type="float">
            <text:p>0.6377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20469" calcext:value-type="float">
            <text:p>0.6204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27679" calcext:value-type="float">
            <text:p>0.5276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00116" calcext:value-type="float">
            <text:p>0.5001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0865" calcext:value-type="float">
            <text:p>0.408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28841" calcext:value-type="float">
            <text:p>0.3288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58079" calcext:value-type="float">
            <text:p>0.3580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68464" calcext:value-type="float">
            <text:p>0.2684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26818" calcext:value-type="float">
            <text:p>0.2268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40223" calcext:value-type="float">
            <text:p>0.2402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25027" calcext:value-type="float">
            <text:p>0.1250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43482" calcext:value-type="float">
            <text:p>0.04434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79252" calcext:value-type="float">
            <text:p>0.7792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30638" calcext:value-type="float">
            <text:p>0.8306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39548" calcext:value-type="float">
            <text:p>0.5395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27708" calcext:value-type="float">
            <text:p>0.6277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8199" calcext:value-type="float">
            <text:p>0.4681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092" calcext:value-type="float">
            <text:p>0.470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6797" calcext:value-type="float">
            <text:p>0.4867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62992" calcext:value-type="float">
            <text:p>0.3629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5697" calcext:value-type="float">
            <text:p>0.256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7492" calcext:value-type="float">
            <text:p>0.274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96233" calcext:value-type="float">
            <text:p>0.1962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31184" calcext:value-type="float">
            <text:p>0.2311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73464" calcext:value-type="float">
            <text:p>0.1734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18456" calcext:value-type="float">
            <text:p>0.1184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33209" calcext:value-type="float">
            <text:p>0.1332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594" calcext:value-type="float">
            <text:p>0.555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45665" calcext:value-type="float">
            <text:p>0.6456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98988" calcext:value-type="float">
            <text:p>0.6989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15181" calcext:value-type="float">
            <text:p>0.515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76759" calcext:value-type="float">
            <text:p>0.4767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6478" calcext:value-type="float">
            <text:p>0.3964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97132" calcext:value-type="float">
            <text:p>0.4971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14767" calcext:value-type="float">
            <text:p>0.4147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67224" calcext:value-type="float">
            <text:p>0.2672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2274" calcext:value-type="float">
            <text:p>0.2722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35547" calcext:value-type="float">
            <text:p>0.2355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33167" calcext:value-type="float">
            <text:p>0.1331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59359" calcext:value-type="float">
            <text:p>0.2593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72027" calcext:value-type="float">
            <text:p>0.1720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60713" calcext:value-type="float">
            <text:p>0.7607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00496" calcext:value-type="float">
            <text:p>0.7004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2928" calcext:value-type="float">
            <text:p>0.529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72839" calcext:value-type="float">
            <text:p>0.5728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91087" calcext:value-type="float">
            <text:p>0.4910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8419" calcext:value-type="float">
            <text:p>0.484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47462" calcext:value-type="float">
            <text:p>0.4474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11832" calcext:value-type="float">
            <text:p>0.4118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8658" calcext:value-type="float">
            <text:p>0.3886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63064" calcext:value-type="float">
            <text:p>0.4630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58867" calcext:value-type="float">
            <text:p>0.3588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66991" calcext:value-type="float">
            <text:p>0.3669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79722" calcext:value-type="float">
            <text:p>0.2797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84658" calcext:value-type="float">
            <text:p>0.2846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00828" calcext:value-type="float">
            <text:p>1.008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58287" calcext:value-type="float">
            <text:p>0.8582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35499" calcext:value-type="float">
            <text:p>0.7354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21158" calcext:value-type="float">
            <text:p>0.8211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15712" calcext:value-type="float">
            <text:p>0.6157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87249" calcext:value-type="float">
            <text:p>0.6872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32559" calcext:value-type="float">
            <text:p>0.7325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60162" calcext:value-type="float">
            <text:p>0.6601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69198" calcext:value-type="float">
            <text:p>0.5691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34849" calcext:value-type="float">
            <text:p>0.5348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35721" calcext:value-type="float">
            <text:p>0.5357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33912" calcext:value-type="float">
            <text:p>0.5339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3435" calcext:value-type="float">
            <text:p>0.334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41549" calcext:value-type="float">
            <text:p>0.3415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3T09:59:13.231114186</dc:date>
    <meta:editing-duration>PT5M26S</meta:editing-duration>
    <meta:editing-cycles>1</meta:editing-cycles>
    <meta:document-statistic meta:table-count="1" meta:cell-count="198" meta:object-count="1"/>
    <meta:generator>LibreOffice/7.1.5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chart:legend-position="end" svg:x="13.14cm" svg:y="4.204cm" style:legend-expansion="high" chart:style-name="ch2"/>
        <chart:plot-area chart:style-name="ch3" table:cell-range-address="times.A1:times.B99" chart:data-source-has-labels="column" svg:x="0.319cm" svg:y="0.18cm" svg:width="12.502cm" svg:height="8.646cm">
          <chart:coordinate-region svg:x="1.046cm" svg:y="0.379cm" svg:width="11.775cm" svg:height="7.655cm"/>
          <chart:axis chart:dimension="x" chart:name="primary-x" chart:style-name="ch4" chartooo:axis-type="auto">
            <chartooo:date-scale/>
            <chart:categories table:cell-range-address="times.A1:times.A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s.B1:times.B99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s.A1:times.A99</svg:desc>
                </draw:g>
              </table:table-cell>
              <table:table-cell office:value-type="float" office:value="1.41746">
                <text:p>1.41746</text:p>
                <draw:g>
                  <svg:desc>times.B1:times.B9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93112">
                <text:p>0.5931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42825">
                <text:p>0.5428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87335">
                <text:p>0.5873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68121">
                <text:p>0.4681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47163">
                <text:p>0.4471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12968">
                <text:p>0.4129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47969">
                <text:p>0.3479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9927">
                <text:p>0.2699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23754">
                <text:p>0.2237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48331">
                <text:p>0.1483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07286">
                <text:p>0.1072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85181">
                <text:p>0.06851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689043">
                <text:p>0.006890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00238">
                <text:p>0.7002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95339">
                <text:p>0.5953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96244">
                <text:p>0.5962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54977">
                <text:p>0.5549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24259">
                <text:p>0.5242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46693">
                <text:p>0.44669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3519">
                <text:p>0.435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41233">
                <text:p>0.3412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96351">
                <text:p>0.29635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63135">
                <text:p>0.2631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11056">
                <text:p>0.2110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0591">
                <text:p>0.2059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936395">
                <text:p>0.09363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539247">
                <text:p>0.053924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73604">
                <text:p>0.6736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73656">
                <text:p>0.67365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37709">
                <text:p>0.63770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20469">
                <text:p>0.62046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27679">
                <text:p>0.52767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00116">
                <text:p>0.50011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0865">
                <text:p>0.408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28841">
                <text:p>0.32884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58079">
                <text:p>0.35807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68464">
                <text:p>0.26846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26818">
                <text:p>0.2268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40223">
                <text:p>0.24022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25027">
                <text:p>0.12502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443482">
                <text:p>0.044348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779252">
                <text:p>0.77925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830638">
                <text:p>0.83063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39548">
                <text:p>0.5395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27708">
                <text:p>0.62770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68199">
                <text:p>0.4681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7092">
                <text:p>0.4709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86797">
                <text:p>0.4867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62992">
                <text:p>0.36299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5697">
                <text:p>0.256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7492">
                <text:p>0.2749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96233">
                <text:p>0.19623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31184">
                <text:p>0.23118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73464">
                <text:p>0.17346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18456">
                <text:p>0.11845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33209">
                <text:p>0.13320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5594">
                <text:p>0.5559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45665">
                <text:p>0.6456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98988">
                <text:p>0.6989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15181">
                <text:p>0.51518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76759">
                <text:p>0.47675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96478">
                <text:p>0.3964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97132">
                <text:p>0.49713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14767">
                <text:p>0.41476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67224">
                <text:p>0.26722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72274">
                <text:p>0.27227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35547">
                <text:p>0.23554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33167">
                <text:p>0.1331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59359">
                <text:p>0.25935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172027">
                <text:p>0.17202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760713">
                <text:p>0.76071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700496">
                <text:p>0.70049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2928">
                <text:p>0.5292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72839">
                <text:p>0.57283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91087">
                <text:p>0.4910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8419">
                <text:p>0.4841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47462">
                <text:p>0.44746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11832">
                <text:p>0.4118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88658">
                <text:p>0.38865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63064">
                <text:p>0.46306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58867">
                <text:p>0.3588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366991">
                <text:p>0.36699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79722">
                <text:p>0.27972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84658">
                <text:p>0.28465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00828">
                <text:p>1.0082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858287">
                <text:p>0.85828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735499">
                <text:p>0.73549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821158">
                <text:p>0.8211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15712">
                <text:p>0.61571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87249">
                <text:p>0.68724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32559">
                <text:p>0.73255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60162">
                <text:p>0.66016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69198">
                <text:p>0.56919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34849">
                <text:p>0.53484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35721">
                <text:p>0.53572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33912">
                <text:p>0.53391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3435">
                <text:p>0.3343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41549">
                <text:p>0.341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